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oto Mono" svg:font-family="'Noto Mono'"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HK" svg:font-family="'Noto Sans Mono CJK HK'"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5.61cm" table:align="left"/>
    </style:style>
    <style:style style:name="Tableau1.A" style:family="table-column">
      <style:table-column-properties style:column-width="4.101cm"/>
    </style:style>
    <style:style style:name="Tableau1.B" style:family="table-column">
      <style:table-column-properties style:column-width="11.509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Ubuntu" officeooo:rsid="000a95d5" officeooo:paragraph-rsid="000a95d5"/>
    </style:style>
    <style:style style:name="P2" style:family="paragraph" style:parent-style-name="Standard">
      <style:text-properties style:font-name="Ubuntu" officeooo:rsid="000a95d5" officeooo:paragraph-rsid="000c695e"/>
    </style:style>
    <style:style style:name="P3" style:family="paragraph" style:parent-style-name="Standard">
      <style:text-properties style:font-name="Ubuntu" officeooo:rsid="000b33ba" officeooo:paragraph-rsid="000b33ba"/>
    </style:style>
    <style:style style:name="P4" style:family="paragraph" style:parent-style-name="Standard">
      <style:paragraph-properties fo:text-align="justify" style:justify-single-word="false"/>
      <style:text-properties style:font-name="Ubuntu" officeooo:rsid="000b33ba" officeooo:paragraph-rsid="000b33ba"/>
    </style:style>
    <style:style style:name="P5" style:family="paragraph" style:parent-style-name="Standard">
      <style:text-properties style:font-name="Ubuntu" officeooo:rsid="000b33ba" officeooo:paragraph-rsid="00133f8d"/>
    </style:style>
    <style:style style:name="P6" style:family="paragraph" style:parent-style-name="Standard">
      <style:text-properties style:font-name="Ubuntu" officeooo:rsid="000c695e" officeooo:paragraph-rsid="000c695e"/>
    </style:style>
    <style:style style:name="P7" style:family="paragraph" style:parent-style-name="Standard">
      <style:text-properties style:font-name="Ubuntu" officeooo:rsid="000deb85" officeooo:paragraph-rsid="000deb85"/>
    </style:style>
    <style:style style:name="P8" style:family="paragraph" style:parent-style-name="Standard">
      <style:paragraph-properties fo:text-align="justify" style:justify-single-word="false"/>
      <style:text-properties style:font-name="Ubuntu" officeooo:rsid="000deb85" officeooo:paragraph-rsid="000deb85"/>
    </style:style>
    <style:style style:name="P9" style:family="paragraph" style:parent-style-name="Standard">
      <style:text-properties style:font-name="Ubuntu" officeooo:rsid="000f7716" officeooo:paragraph-rsid="000f7716"/>
    </style:style>
    <style:style style:name="P10" style:family="paragraph" style:parent-style-name="Standard">
      <style:paragraph-properties fo:text-align="justify" style:justify-single-word="false"/>
      <style:text-properties style:font-name="Ubuntu" officeooo:rsid="000f7716" officeooo:paragraph-rsid="000f7716"/>
    </style:style>
    <style:style style:name="P11" style:family="paragraph" style:parent-style-name="Standard">
      <style:text-properties style:font-name="Ubuntu" officeooo:rsid="00113abe" officeooo:paragraph-rsid="00113abe"/>
    </style:style>
    <style:style style:name="P12" style:family="paragraph" style:parent-style-name="Standard" style:list-style-name="L1">
      <style:text-properties style:font-name="Ubuntu" officeooo:rsid="00113abe" officeooo:paragraph-rsid="00113abe"/>
    </style:style>
    <style:style style:name="P13" style:family="paragraph" style:parent-style-name="Standard">
      <style:paragraph-properties fo:text-align="justify" style:justify-single-word="false"/>
      <style:text-properties style:font-name="Ubuntu" officeooo:rsid="00113abe" officeooo:paragraph-rsid="00113abe"/>
    </style:style>
    <style:style style:name="P14" style:family="paragraph" style:parent-style-name="Standard">
      <style:text-properties style:font-name="Ubuntu" officeooo:rsid="001177bf" officeooo:paragraph-rsid="001177bf"/>
    </style:style>
    <style:style style:name="P15" style:family="paragraph" style:parent-style-name="Standard">
      <style:paragraph-properties fo:text-align="justify" style:justify-single-word="false"/>
      <style:text-properties style:font-name="Ubuntu" officeooo:rsid="001177bf" officeooo:paragraph-rsid="001177bf"/>
    </style:style>
    <style:style style:name="P16" style:family="paragraph" style:parent-style-name="Standard">
      <style:text-properties style:font-name="Ubuntu" officeooo:rsid="0012894e" officeooo:paragraph-rsid="0012894e"/>
    </style:style>
    <style:style style:name="P17" style:family="paragraph" style:parent-style-name="Standard" style:list-style-name="L3">
      <style:text-properties style:font-name="Ubuntu" officeooo:rsid="0012894e" officeooo:paragraph-rsid="0012894e"/>
    </style:style>
    <style:style style:name="P18" style:family="paragraph" style:parent-style-name="Standard">
      <style:paragraph-properties fo:text-align="justify" style:justify-single-word="false"/>
      <style:text-properties style:font-name="Ubuntu" officeooo:rsid="0012894e" officeooo:paragraph-rsid="0012894e"/>
    </style:style>
    <style:style style:name="P19" style:family="paragraph" style:parent-style-name="Standard">
      <style:text-properties style:font-name="Ubuntu" officeooo:rsid="00133f8d" officeooo:paragraph-rsid="00133f8d"/>
    </style:style>
    <style:style style:name="P20" style:family="paragraph" style:parent-style-name="Standard" style:list-style-name="L4">
      <style:text-properties style:font-name="Ubuntu" officeooo:rsid="00133f8d" officeooo:paragraph-rsid="00133f8d"/>
    </style:style>
    <style:style style:name="P21" style:family="paragraph" style:parent-style-name="Standard">
      <style:paragraph-properties fo:text-align="justify" style:justify-single-word="false"/>
      <style:text-properties style:font-name="Ubuntu" officeooo:rsid="00133f8d" officeooo:paragraph-rsid="00142371"/>
    </style:style>
    <style:style style:name="P22" style:family="paragraph" style:parent-style-name="Standard">
      <style:paragraph-properties fo:text-align="justify" style:justify-single-word="false"/>
      <style:text-properties style:font-name="Ubuntu" officeooo:rsid="00133f8d" officeooo:paragraph-rsid="00133f8d"/>
    </style:style>
    <style:style style:name="P23" style:family="paragraph" style:parent-style-name="Standard">
      <style:text-properties style:font-name="Ubuntu" officeooo:rsid="0013de42" officeooo:paragraph-rsid="0013de42"/>
    </style:style>
    <style:style style:name="P24" style:family="paragraph" style:parent-style-name="Standard">
      <style:paragraph-properties fo:text-align="justify" style:justify-single-word="false"/>
      <style:text-properties style:font-name="Ubuntu" officeooo:rsid="0013de42" officeooo:paragraph-rsid="0013de42"/>
    </style:style>
    <style:style style:name="P25" style:family="paragraph" style:parent-style-name="Standard">
      <style:paragraph-properties fo:text-align="justify" style:justify-single-word="false"/>
      <style:text-properties style:font-name="Ubuntu" officeooo:rsid="00155f7e" officeooo:paragraph-rsid="00155f7e"/>
    </style:style>
    <style:style style:name="P26" style:family="paragraph" style:parent-style-name="Standard">
      <style:paragraph-properties fo:text-align="start" style:justify-single-word="false"/>
      <style:text-properties style:font-name="Ubuntu" fo:font-size="28pt" fo:font-weight="bold" officeooo:rsid="000a95d5" officeooo:paragraph-rsid="000a95d5" style:font-size-asian="28pt" style:font-weight-asian="bold" style:font-size-complex="28pt" style:font-weight-complex="bold"/>
    </style:style>
    <style:style style:name="P27" style:family="paragraph" style:parent-style-name="Standard">
      <style:text-properties style:font-name="Ubuntu" fo:font-size="20pt" fo:font-weight="bold" officeooo:rsid="000b33ba" officeooo:paragraph-rsid="000b33ba" style:font-size-asian="20pt" style:font-weight-asian="bold" style:font-size-complex="20pt" style:font-weight-complex="bold"/>
    </style:style>
    <style:style style:name="P28" style:family="paragraph" style:parent-style-name="Standard">
      <style:text-properties style:font-name="Ubuntu" fo:font-size="20pt" fo:font-weight="bold" officeooo:rsid="000c695e" officeooo:paragraph-rsid="000c695e" style:font-size-asian="20pt" style:font-weight-asian="bold" style:font-size-complex="20pt" style:font-weight-complex="bold"/>
    </style:style>
    <style:style style:name="P29" style:family="paragraph" style:parent-style-name="Standard">
      <style:text-properties style:font-name="Ubuntu" fo:font-size="20pt" fo:font-weight="bold" officeooo:rsid="00182ec1" officeooo:paragraph-rsid="00182ec1" style:font-size-asian="20pt" style:font-weight-asian="bold" style:font-size-complex="20pt" style:font-weight-complex="bold"/>
    </style:style>
    <style:style style:name="P30" style:family="paragraph" style:parent-style-name="Standard">
      <style:text-properties style:font-name="Ubuntu" fo:font-size="12pt" fo:font-weight="bold" officeooo:rsid="0012894e" officeooo:paragraph-rsid="0012894e" style:font-size-asian="10.5pt" style:font-weight-asian="bold" style:font-size-complex="12pt" style:font-weight-complex="bold"/>
    </style:style>
    <style:style style:name="P31" style:family="paragraph" style:parent-style-name="Standard">
      <style:paragraph-properties fo:text-align="justify" style:justify-single-word="false"/>
      <style:text-properties officeooo:paragraph-rsid="0016e154"/>
    </style:style>
    <style:style style:name="P32" style:family="paragraph" style:parent-style-name="Table_20_Contents">
      <style:text-properties style:font-name="Ubuntu" officeooo:rsid="001177bf" officeooo:paragraph-rsid="001177bf"/>
    </style:style>
    <style:style style:name="P33" style:family="paragraph" style:parent-style-name="Table_20_Contents">
      <style:paragraph-properties fo:text-align="center" style:justify-single-word="false"/>
      <style:text-properties style:font-name="Ubuntu" fo:font-weight="bold" officeooo:rsid="001177bf" officeooo:paragraph-rsid="001177bf" style:font-weight-asian="bold" style:font-weight-complex="bold"/>
    </style:style>
    <style:style style:name="T1" style:family="text">
      <style:text-properties officeooo:rsid="000b33ba"/>
    </style:style>
    <style:style style:name="T2" style:family="text">
      <style:text-properties officeooo:rsid="000c695e"/>
    </style:style>
    <style:style style:name="T3" style:family="text">
      <style:text-properties officeooo:rsid="000f7716"/>
    </style:style>
    <style:style style:name="T4" style:family="text">
      <style:text-properties officeooo:rsid="00133f8d"/>
    </style:style>
    <style:style style:name="T5" style:family="text">
      <style:text-properties officeooo:rsid="0013de42"/>
    </style:style>
    <style:style style:name="T6" style:family="text">
      <style:text-properties officeooo:rsid="00142371"/>
    </style:style>
    <style:style style:name="T7" style:family="text">
      <style:text-properties officeooo:rsid="00155f7e"/>
    </style:style>
    <style:style style:name="T8" style:family="text">
      <style:text-properties fo:font-weight="bold" style:font-weight-asian="bold" style:font-weight-complex="bold"/>
    </style:style>
    <style:style style:name="T9" style:family="text">
      <style:text-properties fo:font-weight="bold" officeooo:rsid="000b33ba" style:font-weight-asian="bold" style:font-weight-complex="bold"/>
    </style:style>
    <style:style style:name="T10" style:family="text">
      <style:text-properties fo:font-weight="bold" officeooo:rsid="000f7716"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0f7716" style:font-style-asian="italic" style:font-style-complex="italic"/>
    </style:style>
    <style:style style:name="T13" style:family="text">
      <style:text-properties fo:font-style="italic" officeooo:rsid="00142371" style:font-style-asian="italic" style:font-style-complex="italic"/>
    </style:style>
    <style:style style:name="T14" style:family="text">
      <style:text-properties fo:font-style="italic" officeooo:rsid="0016e154" style:font-style-asian="italic" style:font-style-complex="italic"/>
    </style:style>
    <style:style style:name="T15" style:family="text">
      <style:text-properties fo:font-style="italic" officeooo:rsid="00182ec1" style:font-style-asian="italic" style:font-style-complex="italic"/>
    </style:style>
    <style:style style:name="T16" style:family="text">
      <style:text-properties officeooo:rsid="0016e154"/>
    </style:style>
    <style:style style:name="T17" style:family="text">
      <style:text-properties style:font-name="Ubuntu"/>
    </style:style>
    <style:style style:name="T18" style:family="text">
      <style:text-properties style:font-name="Ubuntu" officeooo:rsid="000b33ba"/>
    </style:style>
    <style:style style:name="T19" style:family="text">
      <style:text-properties style:font-name="Ubuntu" fo:font-style="italic" officeooo:rsid="000b33ba" style:font-style-asian="italic" style:font-style-complex="italic"/>
    </style:style>
    <style:style style:name="T20" style:family="text">
      <style:text-properties style:font-name="Ubuntu" officeooo:rsid="0016e154"/>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officeooo:rsid="00182ec1"/>
    </style:style>
    <style:style style:name="T24" style:family="text">
      <style:text-properties officeooo:rsid="0018388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Rapport projet langue maternelle</text:p>
      <text:p text:style-name="P1"/>
      <text:p text:style-name="P2"><text:span text:style-name="T8">É</text:span><text:span text:style-name="T9">tudiants</text:span><text:span text:style-name="T1"> : <text:s/>Maxime VINCENT, Abderrahim BENMELOUKA</text:span></text:p>
      <text:p text:style-name="P1"/>
      <text:p text:style-name="P27">Objectif<text:span text:style-name="T2">s du projet</text:span></text:p>
      <text:p text:style-name="P3"/>
      <text:p text:style-name="P31"><text:span text:style-name="T18"><text:tab/>Nous avons un </text:span><text:span text:style-name="T19">dataset</text:span><text:span text:style-name="T18"> de documents correspondant</text:span><text:span text:style-name="T20">s</text:span><text:span text:style-name="T18"> à des rédactions de candidats au TOEFL </text:span><text:span text:style-name="T20">(</text:span><text:span text:style-name="T17">Test of English as a Foreign Language</text:span><text:span text:style-name="T20">)</text:span><text:span text:style-name="T18">. Le but est de retrouver leur langue maternelle sachant qu</text:span><text:span text:style-name="T20">e ce ne sont pas des Anglais natifs</text:span><text:span text:style-name="T18">. </text:span></text:p>
      <text:p text:style-name="P3"/>
      <text:p text:style-name="P4"><text:tab/>Pour cela, nous pouvons utiliser les techniques classiques du NLP. Mais le but de ce projet n’est pas seulement de trouver un modèle performant, il faut avant tout trouver des méthodes permettant d’améliorer le score en amont et en aval du modèle.</text:p>
      <text:p text:style-name="P3"/>
      <text:p text:style-name="P27">Métrique de score</text:p>
      <text:p text:style-name="P3"/>
      <text:p text:style-name="P8"><text:span text:style-name="T3"><text:tab/>Comme nous avons affaire à un problème de classification </text:span><text:span text:style-name="T10">multi-classe</text:span><text:span text:style-name="T3"> n</text:span>ous utilisons <text:span text:style-name="T3">la </text:span><text:span text:style-name="T10">macro-f1</text:span><text:span text:style-name="T3">. Notez que la valeur de cette métrique est très proche de l’accuracy simple dans le cas où les classes sont équilibrées ce qui est la cas avec notre </text:span><text:span text:style-name="T12">dataset</text:span><text:span text:style-name="T3">.</text:span></text:p>
      <text:p text:style-name="P7"/>
      <text:p text:style-name="P21"><text:tab/>Nous découpons notre <text:span text:style-name="T11">dataset</text:span> en trois parties : <text:span text:style-name="T13">train</text:span><text:span text:style-name="T6">, </text:span><text:span text:style-name="T13">valid</text:span><text:span text:style-name="T6"> et </text:span><text:span text:style-name="T13">test</text:span><text:span text:style-name="T6">. En prenant 600 samples par langue pour le </text:span><text:span text:style-name="T13">train</text:span><text:span text:style-name="T6">, 200 pour </text:span><text:span text:style-name="T13">valid</text:span><text:span text:style-name="T6"> et 100 pour </text:span><text:span text:style-name="T13">test</text:span><text:span text:style-name="T6">. Nous n’avons utilisé le </text:span><text:span text:style-name="T13">dataset</text:span><text:span text:style-name="T6"> de test qu’une seule fois dans la dernière cellule de 06-pipelines.ipynb.</text:span></text:p>
      <text:p text:style-name="P3"/>
      <text:p text:style-name="P27">Architecture <text:span text:style-name="T2">du code</text:span></text:p>
      <text:p text:style-name="P3"/>
      <text:p text:style-name="P15"><text:tab/>Tout le code source est disponible dans le dossier <text:span text:style-name="T8">src</text:span>. Vous y trouverez les <text:span text:style-name="T11">notebooks</text:span> commentés <text:span text:style-name="T16">expliquant</text:span> notre démarche, ainsi que <text:span text:style-name="T16">l</text:span>es fichiers python pour encapsuler les traitements réalisés dans des fonctions et des classes.</text:p>
      <text:p text:style-name="P14"/>
      <table:table table:name="Tableau1" table:style-name="Tableau1">
        <table:table-column table:style-name="Tableau1.A"/>
        <table:table-column table:style-name="Tableau1.B"/>
        <table:table-row table:style-name="TableLine94511618313792">
          <table:table-cell table:style-name="Tableau1.A1" office:value-type="string">
            <text:p text:style-name="P33">Fichier</text:p>
          </table:table-cell>
          <table:table-cell table:style-name="Tableau1.B1" office:value-type="string">
            <text:p text:style-name="P33">Rôle</text:p>
          </table:table-cell>
        </table:table-row>
        <table:table-row table:style-name="TableLine94511618313792">
          <table:table-cell table:style-name="Tableau1.A2" office:value-type="string">
            <text:p text:style-name="P32">01-baseline.ipynb</text:p>
          </table:table-cell>
          <table:table-cell table:style-name="Tableau1.B2" office:value-type="string">
            <text:p text:style-name="P32">Entraîner et évaluer le modèle <text:span text:style-name="T16">de </text:span>bas<text:span text:style-name="T16">e</text:span>.</text:p>
          </table:table-cell>
        </table:table-row>
        <table:table-row table:style-name="TableLine94511618313792">
          <table:table-cell table:style-name="Tableau1.A2" office:value-type="string">
            <text:p text:style-name="P32">02-joke.ipynb</text:p>
          </table:table-cell>
          <table:table-cell table:style-name="Tableau1.B2" office:value-type="string">
            <text:p text:style-name="P32">Remarque sur les fichiers train.txt et data.txt.</text:p>
          </table:table-cell>
        </table:table-row>
        <table:table-row table:style-name="TableLine94511618313792">
          <table:table-cell table:style-name="Tableau1.A2" office:value-type="string">
            <text:p text:style-name="P32">03-chars.ipynb</text:p>
          </table:table-cell>
          <table:table-cell table:style-name="Tableau1.B2" office:value-type="string">
            <text:p text:style-name="P32"><text:span text:style-name="T16">Analyse et nettoyage</text:span> des caractères.</text:p>
          </table:table-cell>
        </table:table-row>
        <table:table-row table:style-name="TableLine94511618313792">
          <table:table-cell table:style-name="Tableau1.A2" office:value-type="string">
            <text:p text:style-name="P32">04-features.ipynb</text:p>
          </table:table-cell>
          <table:table-cell table:style-name="Tableau1.B2" office:value-type="string">
            <text:p text:style-name="P32"><text:span text:style-name="T16">Analyse et c</text:span>réation<text:span text:style-name="T16"> </text:span>des features.</text:p>
          </table:table-cell>
        </table:table-row>
        <table:table-row table:style-name="TableLine94511618313792">
          <table:table-cell table:style-name="Tableau1.A2" office:value-type="string">
            <text:p text:style-name="P32">05-cascade.ipynb</text:p>
          </table:table-cell>
          <table:table-cell table:style-name="Tableau1.B2" office:value-type="string">
            <text:p text:style-name="P32">Composition de modèles pour séparer les classes proches.</text:p>
          </table:table-cell>
        </table:table-row>
        <table:table-row table:style-name="TableLine94511618313792">
          <table:table-cell table:style-name="Tableau1.A2" office:value-type="string">
            <text:p text:style-name="P32">06-pipelines.ipynb</text:p>
          </table:table-cell>
          <table:table-cell table:style-name="Tableau1.B2" office:value-type="string">
            <text:p text:style-name="P32">Recherche de la meilleure stratégie d’apprentissage.</text:p>
          </table:table-cell>
        </table:table-row>
        <table:table-row table:style-name="TableLine94511618313792">
          <table:table-cell table:style-name="Tableau1.A2" office:value-type="string">
            <text:p text:style-name="P32">estimators.py</text:p>
          </table:table-cell>
          <table:table-cell table:style-name="Tableau1.B2" office:value-type="string">
            <text:p text:style-name="P32">Encapsulation <text:span text:style-name="T16">des </text:span>méthodes à utiliser dans les pipelines.</text:p>
          </table:table-cell>
        </table:table-row>
        <table:table-row table:style-name="TableLine94511618313792">
          <table:table-cell table:style-name="Tableau1.A2" office:value-type="string">
            <text:p text:style-name="P32">utils.py</text:p>
          </table:table-cell>
          <table:table-cell table:style-name="Tableau1.B2" office:value-type="string">
            <text:p text:style-name="P32">Fonctions utiles comme le chargement des données.</text:p>
          </table:table-cell>
        </table:table-row>
        <table:table-row table:style-name="TableLine94511618313792">
          <table:table-cell table:style-name="Tableau1.A2" office:value-type="string">
            <text:p text:style-name="P32">predict_data.py</text:p>
          </table:table-cell>
          <table:table-cell table:style-name="Tableau1.B2" office:value-type="string">
            <text:p text:style-name="P32">Script de prédiction du <text:span text:style-name="T11">dataset</text:span> data.txt non-étiqueté.</text:p>
          </table:table-cell>
        </table:table-row>
      </table:table>
      <text:p text:style-name="P14"/>
      <text:p text:style-name="P18"><text:tab/>Le <text:span text:style-name="T11">notebook</text:span> principal du projet est <text:span text:style-name="T8">pipelines.ipynb</text:span>. Son but est d’avoir une vue synthétique de toutes les stratégies réalisées pour déterminer la meilleure.</text:p>
      <text:p text:style-name="P16"/>
      <text:p text:style-name="P29"><text:soft-page-break/>Premier modèle</text:p>
      <text:p text:style-name="P30"/>
      <text:p text:style-name="P25"><text:tab/>Notre <text:span text:style-name="T11">baseline</text:span> utilise simplement un sac de mots comme vectorisation et un modèle de <text:span text:style-name="T14">s</text:span><text:span text:style-name="T11">upport </text:span><text:span text:style-name="T14">v</text:span><text:span text:style-name="T11">ector </text:span><text:span text:style-name="T14">m</text:span><text:span text:style-name="T11">achine</text:span> linéaire comme modèle (LinearSVC). Elle atteint un score déjà honorable de 0,66 sachant la difficulté du problème.</text:p>
      <text:p text:style-name="P5"/>
      <text:p text:style-name="P28">Vectorisation des documents</text:p>
      <text:p text:style-name="P6"/>
      <text:p text:style-name="P18"><text:tab/>Nous avons essayé trois vectorisations classiques <text:span text:style-name="T16">du</text:span> NLP pour transformer les documents textuels en vecteurs de flottants.</text:p>
      <text:p text:style-name="P16"/>
      <text:list xml:id="list663944185" text:style-name="L3">
        <text:list-item>
          <text:p text:style-name="P17">Bag of Words</text:p>
        </text:list-item>
        <text:list-item>
          <text:p text:style-name="P17">TF-IDF</text:p>
        </text:list-item>
        <text:list-item>
          <text:p text:style-name="P17">Words Embedding</text:p>
        </text:list-item>
      </text:list>
      <text:p text:style-name="P16"/>
      <text:p text:style-name="P18"><text:tab/>Il s’est finalement avéré que <text:span text:style-name="T22">TF-IDF</text:span> est le meilleur choix de vectorisation pour le problème. Elle a permis de gagner 12 points de macro-f1 par rapport à la <text:span text:style-name="T11">baseline</text:span>, <text:span text:style-name="T5">en veillant à ne pas passer en minuscules le texte et en utilisant des unigrammes et bigrammes. </text:span>Le <text:span text:style-name="T15">b</text:span><text:span text:style-name="T11">ag of </text:span><text:span text:style-name="T15">w</text:span><text:span text:style-name="T11">ords</text:span> ne fonctionne pas aussi bien avec notre modèle qui préfère des <text:span text:style-name="T4">nombres </text:span>flottants. <text:span text:style-name="T4">De plus, i</text:span>l est probable que les <text:span text:style-name="T14">w</text:span><text:span text:style-name="T11">ords </text:span><text:span text:style-name="T14">e</text:span><text:span text:style-name="T11">mbedding</text:span> résument trop l’information ce qui est un problème pour détecter certains signaux. </text:p>
      <text:p text:style-name="P6"/>
      <text:p text:style-name="P28">Tokenization des documents</text:p>
      <text:p text:style-name="P6"/>
      <text:p text:style-name="P22">Nous avons essayé plusieurs <text:span text:style-name="T11">tokenizers</text:span> pour découper les mots des documents.</text:p>
      <text:p text:style-name="P19"/>
      <text:list xml:id="list2740248618" text:style-name="L4">
        <text:list-item>
          <text:p text:style-name="P20">Découpage selon les espaces</text:p>
        </text:list-item>
        <text:list-item>
          <text:p text:style-name="P20"><text:span text:style-name="T23">Tokenizer </text:span>NLTK</text:p>
        </text:list-item>
        <text:list-item>
          <text:p text:style-name="P20"><text:span text:style-name="T23">Tokenizer </text:span>Gensim</text:p>
        </text:list-item>
      </text:list>
      <text:p text:style-name="P19"/>
      <text:p text:style-name="P22"><text:tab/>Le meilleur <text:span text:style-name="T11">tokenizer</text:span> s’avère être celui de NLTK. Il présente l’avantage de considérer la ponctuation comme des <text:span text:style-name="T11">tokens</text:span> ce qui peut être intéressant dans notre cas. Cependant, cette étape n’a pas une grande influence <text:span text:style-name="T23">sur</text:span> le score.</text:p>
      <text:p text:style-name="P6"/>
      <text:p text:style-name="P28">Construction des features</text:p>
      <text:p text:style-name="P6"/>
      <text:p text:style-name="P10"><text:tab/>On suppose qu’ajouter des <text:span text:style-name="T11">features</text:span> peut aider le modèle à obtenir un meilleur score. Le tout c’est d’<text:span text:style-name="T24">en</text:span> trouver qui apportent de l’information et qui ne sont pas redondantes par rapport à la vectorisation.</text:p>
      <text:p text:style-name="P9"/>
      <text:p text:style-name="P11">Nous avons implémenté les <text:span text:style-name="T11">features</text:span> suivantes :</text:p>
      <text:p text:style-name="P11"/>
      <text:list xml:id="list68302761" text:style-name="L1">
        <text:list-item>
          <text:p text:style-name="P12">Nombre de mots</text:p>
        </text:list-item>
        <text:list-item>
          <text:p text:style-name="P12">Longueur moyenne des phrases en nombre de caractères et de mots</text:p>
        </text:list-item>
        <text:list-item>
          <text:p text:style-name="P12">Richesse du vocabulaire en proportion et en nombre de mots différents</text:p>
        </text:list-item>
        <text:list-item>
          <text:p text:style-name="P12">Nombre de consonnes doublées</text:p>
        </text:list-item>
        <text:list-item>
          <text:p text:style-name="P12">Nombre de contractions</text:p>
        </text:list-item>
      </text:list>
      <text:p text:style-name="P11"/>
      <text:p text:style-name="P13"><text:soft-page-break/><text:tab/>Chacune de ces <text:span text:style-name="T11">features</text:span> est calculée pour chaque document. Nous les avons ensuite discrétisées sous forme de vecteurs <text:span text:style-name="T11">one-hot</text:span> pour gommer <text:span text:style-name="T24">les </text:span>éventuels effets de distributions non-linéaires.</text:p>
      <text:p text:style-name="P11"/>
      <text:p text:style-name="P13"><text:tab/><text:span text:style-name="T24">Malheureusement</text:span>, si l’on concatène toutes ces <text:span text:style-name="T11">features</text:span> entre elles en ajoutant la vectorisation par TF-IDF le score du modèle baisse. C’est un signe que ces <text:span text:style-name="T11">features</text:span> n’apportent pas d’information <text:span text:style-name="T24">utile </text:span>pour aider le modèle, <text:span text:style-name="T24">et au contraire</text:span> qu’elles ajoutent du bruit. </text:p>
      <text:p text:style-name="P6"/>
      <text:p text:style-name="P28">Optimisation des hyperparamètres</text:p>
      <text:p text:style-name="P6"/>
      <text:p text:style-name="P22"><text:tab/>Nous avons essayé d’optimiser les hyperparamètres de notre modèle <text:span text:style-name="T24">LinearSVC</text:span> en utilisant une grille de recherche et également manuellement. Cette étape laborieuse n’a permis de glaner au plus que 1 point de score.</text:p>
      <text:p text:style-name="P19"/>
      <text:p text:style-name="P22"><text:tab/>Nous avons également remarqué que le modèle a tendance à sur-apprendre sur l’ensemble d’apprentissage mais que le score sur l’ensemble de validation ne semble pas tant impacté que cela. <text:span text:style-name="T24">Ce comportement est assez étrange.</text:span></text:p>
      <text:p text:style-name="P6"/>
      <text:p text:style-name="P28">Sélection d<text:span text:style-name="T7">u</text:span> modèle</text:p>
      <text:p text:style-name="P19"/>
      <text:p text:style-name="P22"><text:tab/>Nous avons essayé différents modèles de classification et il s’est avéré que le <text:span text:style-name="T8">LinearSVC</text:span> en plus d’être rapide généralise le mieux. Toutefois, nous ne sommes pas parvenus à dépasser le plafond de <text:span text:style-name="T8">0,80</text:span> de score.</text:p>
      <text:p text:style-name="P6"/>
      <text:p text:style-name="P28">Cascade de modèles</text:p>
      <text:p text:style-name="P6"/>
      <text:p text:style-name="P22"><text:tab/>Nous avons travaillé jusque là en amont du modèle, puis sur le choix du modèle. <text:span text:style-name="T5">Nous travaillons à</text:span> présent en aval du modèle. Pour cela, nous avons observé la matrice de confusion obtenue à l’issue de l’évaluation sur l’ensemble de validation. </text:p>
      <text:p text:style-name="P19"/>
      <text:p text:style-name="P24"><text:tab/>Certaines paires de classes sont très proches et le modèle a tendance à se tromper entre les deux. C’est par exemple le cas de (HIN, TEL), (KOR, JPN) ou (FRE, <text:s/>SPA). Nous avons donc construit et entraîné des sous-modèles en ayant au préalable créé des <text:span text:style-name="T8">méta-étiquettes</text:span> pour ces paires de classes. L’idée est d’utiliser des <text:span text:style-name="T8">modèles spécialisés</text:span> pour différencier les classes proches.</text:p>
      <text:p text:style-name="P23"/>
      <text:p text:style-name="P24"><text:tab/>Malheureusement, en pratique les modèles en cascade n’ont pas amélioré le score, ils l’ont même plombé ! Il est probable que le fait d’avoir créé des méta-étiquettes pour regrouper les classes entre elles, a joué en la défaveur du modèle. Le résultat est assez surprenant.</text:p>
      <text:p text:style-name="P6"/>
      <text:p text:style-name="P28">Pipeline finale</text:p>
      <text:p text:style-name="P6"/>
      <text:p text:style-name="P24"><text:tab/>Notre pipeline finale a obtenu <text:span text:style-name="T8">0,80</text:span> de score sur l’ensemble de test. Nous n’avons pas utilisé les <text:span text:style-name="T11">features</text:span>, ni les modèles en cascade. Nous avons seulement utilisé la vectorisation par <text:span text:style-name="T8">TF-IDF</text:span>. Le modèle final est donc très simple et c’est en cela que la <text:span text:style-name="T11">Machine Learning</text:span> est <text:span text:style-name="T6">particulièrement </text:span>frustrant. Nous avons passé notre temps à implémenter des choses compliquées qui n’ont finalement rien apporté…</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oto Mono" svg:font-family="'Noto Mono'"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HK" svg:font-family="'Noto Sans Mono CJK HK'"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31T20:42:10.960832655</meta:creation-date>
    <dc:date>2023-04-01T01:18:53.442032603</dc:date>
    <meta:editing-duration>PT47M30S</meta:editing-duration>
    <meta:editing-cycles>6</meta:editing-cycles>
    <meta:generator>LibreOffice/6.4.7.2$Linux_X86_64 LibreOffice_project/40$Build-2</meta:generator>
    <meta:document-statistic meta:table-count="1" meta:image-count="0" meta:object-count="0" meta:page-count="3" meta:paragraph-count="66" meta:word-count="1000" meta:character-count="6359" meta:non-whitespace-character-count="5410"/>
  </office:meta>
</office:document-meta>
</file>